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2b0" officeooo:paragraph-rsid="001612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6:16:48.054218679</meta:creation-date>
    <dc:date>2023-10-16T16:17:32.075405316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7.2$Linux_X86_64 LibreOffice_project/30$Build-2</meta:generator>
  </office:meta>
</office:document-meta>
</file>